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vironmentInfo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Info.getSession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Info.getReques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Info.EnvironmentInfo( Environment environm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